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Buffer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Renderbuffer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Texture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Texture2D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Texture3D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EnqueueAcquireGLObjects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EnqueueReleaseGLObjects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emcp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em_fi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igrate_m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un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GetGLObjectInfo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text:p>clGetGLTextureInfo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SetProgramReleaseCallback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text:p>clSetProgramSpecializationConstant</text:p>
          </table:table-cell>
          <table:table-cell table:style-name="ce16" table:number-columns-repeated="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vm_allo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unload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7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7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7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7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7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7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7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7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FromGLBuffer" calcext:value-type="string">
            <text:p>clCreateFromGLBuffer</text:p>
          </table:table-cell>
          <table:table-cell table:style-name="ce27" table:formula="of:=IF(ISBLANK([$'functions.hpp'.H11]);&quot;&quot;;&quot;✓&quot;)">
            <text:p/>
          </table:table-cell>
          <table:table-cell table:style-name="ce27" table:formula="of:=IF(ISBLANK([$'functions.hpp'.I11]);&quot;&quot;;&quot;✓&quot;)">
            <text:p/>
          </table:table-cell>
          <table:table-cell table:style-name="ce27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FromGLRenderbuffer" calcext:value-type="string">
            <text:p>clCreateFromGLRenderbuffer</text:p>
          </table:table-cell>
          <table:table-cell table:style-name="ce27" table:formula="of:=IF(ISBLANK([$'functions.hpp'.H12]);&quot;&quot;;&quot;✓&quot;)">
            <text:p/>
          </table:table-cell>
          <table:table-cell table:style-name="ce27" table:formula="of:=IF(ISBLANK([$'functions.hpp'.I12]);&quot;&quot;;&quot;✓&quot;)">
            <text:p/>
          </table:table-cell>
          <table:table-cell table:style-name="ce27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FromGLTexture" calcext:value-type="string">
            <text:p>clCreateFromGLTexture</text:p>
          </table:table-cell>
          <table:table-cell table:style-name="ce27" table:formula="of:=IF(ISBLANK([$'functions.hpp'.H13]);&quot;&quot;;&quot;✓&quot;)">
            <text:p/>
          </table:table-cell>
          <table:table-cell table:style-name="ce27" table:formula="of:=IF(ISBLANK([$'functions.hpp'.I13]);&quot;&quot;;&quot;✓&quot;)">
            <text:p/>
          </table:table-cell>
          <table:table-cell table:style-name="ce27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FromGLTexture2D" calcext:value-type="string">
            <text:p>clCreateFromGLTexture2D</text:p>
          </table:table-cell>
          <table:table-cell table:style-name="ce27" table:formula="of:=IF(ISBLANK([$'functions.hpp'.H14]);&quot;&quot;;&quot;✓&quot;)">
            <text:p/>
          </table:table-cell>
          <table:table-cell table:style-name="ce27" table:formula="of:=IF(ISBLANK([$'functions.hpp'.I14]);&quot;&quot;;&quot;✓&quot;)">
            <text:p/>
          </table:table-cell>
          <table:table-cell table:style-name="ce27" table:number-columns-repeated="2"/>
          <table:table-cell table:style-name="ce2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FromGLTexture3D" calcext:value-type="string">
            <text:p>clCreateFromGLTexture3D</text:p>
          </table:table-cell>
          <table:table-cell table:style-name="ce27" table:formula="of:=IF(ISBLANK([$'functions.hpp'.H15]);&quot;&quot;;&quot;✓&quot;)">
            <text:p/>
          </table:table-cell>
          <table:table-cell table:style-name="ce27" table:formula="of:=IF(ISBLANK([$'functions.hpp'.I15]);&quot;&quot;;&quot;✓&quot;)">
            <text:p/>
          </table:table-cell>
          <table:table-cell table:style-name="ce27" table:number-columns-repeated="2"/>
          <table:table-cell table:style-name="ce2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Image" calcext:value-type="string">
            <text:p>clCreateImage</text:p>
          </table:table-cell>
          <table:table-cell table:style-name="ce27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Image2D" calcext:value-type="string">
            <text:p>clCreateImage2D</text:p>
          </table:table-cell>
          <table:table-cell table:style-name="ce27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Image3D" calcext:value-type="string">
            <text:p>clCreateImage3D</text:p>
          </table:table-cell>
          <table:table-cell table:style-name="ce27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Kernel" calcext:value-type="string">
            <text:p>clCreateKernel</text:p>
          </table:table-cell>
          <table:table-cell table:style-name="ce27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KernelsInProgram" calcext:value-type="string">
            <text:p>clCreateKernelsInProgram</text:p>
          </table:table-cell>
          <table:table-cell table:style-name="ce27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Pipe" calcext:value-type="string">
            <text:p>clCreatePipe</text:p>
          </table:table-cell>
          <table:table-cell table:style-name="ce27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ProgramWithBinary" calcext:value-type="string">
            <text:p>clCreateProgramWithBinary</text:p>
          </table:table-cell>
          <table:table-cell table:style-name="ce27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ProgramWithBuiltInKernels" calcext:value-type="string">
            <text:p>clCreateProgramWithBuiltInKernels</text:p>
          </table:table-cell>
          <table:table-cell table:style-name="ce27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ProgramWithIL" calcext:value-type="string">
            <text:p>clCreateProgramWithIL</text:p>
          </table:table-cell>
          <table:table-cell table:style-name="ce27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ProgramWithSource" calcext:value-type="string">
            <text:p>clCreateProgramWithSource</text:p>
          </table:table-cell>
          <table:table-cell table:style-name="ce27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CreateSampler" calcext:value-type="string">
            <text:p>clCreateSampler</text:p>
          </table:table-cell>
          <table:table-cell table:style-name="ce27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CreateSamplerWithProperties" calcext:value-type="string">
            <text:p>clCreateSamplerWithProperties</text:p>
          </table:table-cell>
          <table:table-cell table:style-name="ce27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CreateSubBuffer" calcext:value-type="string">
            <text:p>clCreateSubBuffer</text:p>
          </table:table-cell>
          <table:table-cell table:style-name="ce27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CreateSubDevices" calcext:value-type="string">
            <text:p>clCreateSubDevices</text:p>
          </table:table-cell>
          <table:table-cell table:style-name="ce27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CreateUserEvent" calcext:value-type="string">
            <text:p>clCreateUserEvent</text:p>
          </table:table-cell>
          <table:table-cell table:style-name="ce27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AcquireGLObjects" calcext:value-type="string">
            <text:p>clEnqueueAcquireGLObjects</text:p>
          </table:table-cell>
          <table:table-cell table:style-name="ce27" table:formula="of:=IF(ISBLANK([$'functions.hpp'.H31]);&quot;&quot;;&quot;✓&quot;)">
            <text:p/>
          </table:table-cell>
          <table:table-cell table:style-name="ce27" table:formula="of:=IF(ISBLANK([$'functions.hpp'.I31]);&quot;&quot;;&quot;✓&quot;)">
            <text:p/>
          </table:table-cell>
          <table:table-cell table:style-name="ce27" table:number-columns-repeated="2"/>
          <table:table-cell table:style-name="ce2" table:formula="of:=([.C30]=&quot;✓&quot;)+([.D30]=&quot;✓&quot;)+([.E30]=&quot;✓&quot;)+([.F3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Barrier" calcext:value-type="string">
            <text:p>clEnqueueBarrier</text:p>
          </table:table-cell>
          <table:table-cell table:style-name="ce27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BarrierWithWaitList" calcext:value-type="string">
            <text:p>clEnqueueBarrierWithWaitList</text:p>
          </table:table-cell>
          <table:table-cell table:style-name="ce27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CopyBuffer" calcext:value-type="string">
            <text:p>clEnqueueCopyBuffer</text:p>
          </table:table-cell>
          <table:table-cell table:style-name="ce27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CopyBufferRect" calcext:value-type="string">
            <text:p>clEnqueueCopyBufferRect</text:p>
          </table:table-cell>
          <table:table-cell table:style-name="ce27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CopyBufferToImage" calcext:value-type="string">
            <text:p>clEnqueueCopyBufferToImage</text:p>
          </table:table-cell>
          <table:table-cell table:style-name="ce27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CopyImage" calcext:value-type="string">
            <text:p>clEnqueueCopyImage</text:p>
          </table:table-cell>
          <table:table-cell table:style-name="ce27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CopyImageToBuffer" calcext:value-type="string">
            <text:p>clEnqueueCopyImageToBuffer</text:p>
          </table:table-cell>
          <table:table-cell table:style-name="ce27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FillBuffer" calcext:value-type="string">
            <text:p>clEnqueueFillBuffer</text:p>
          </table:table-cell>
          <table:table-cell table:style-name="ce27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FillImage" calcext:value-type="string">
            <text:p>clEnqueueFillImage</text:p>
          </table:table-cell>
          <table:table-cell table:style-name="ce27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MapBuffer" calcext:value-type="string">
            <text:p>clEnqueueMapBuffer</text:p>
          </table:table-cell>
          <table:table-cell table:style-name="ce27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MapImage" calcext:value-type="string">
            <text:p>clEnqueueMapImage</text:p>
          </table:table-cell>
          <table:table-cell table:style-name="ce27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Marker" calcext:value-type="string">
            <text:p>clEnqueueMarker</text:p>
          </table:table-cell>
          <table:table-cell table:style-name="ce27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MarkerWithWaitList" calcext:value-type="string">
            <text:p>clEnqueueMarkerWithWaitList</text:p>
          </table:table-cell>
          <table:table-cell table:style-name="ce27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MigrateMemObjects" calcext:value-type="string">
            <text:p>clEnqueueMigrateMemObjects</text:p>
          </table:table-cell>
          <table:table-cell table:style-name="ce27" table:formula="of:=IF(ISBLANK([$'functions.hpp'.H4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NativeKernel" calcext:value-type="string">
            <text:p>clEnqueueNativeKernel</text:p>
          </table:table-cell>
          <table:table-cell table:style-name="ce27" table:formula="of:=IF(ISBLANK([$'functions.hpp'.H4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NDRangeKernel" calcext:value-type="string">
            <text:p>clEnqueueNDRangeKernel</text:p>
          </table:table-cell>
          <table:table-cell table:style-name="ce27" table:formula="of:=IF(ISBLANK([$'functions.hpp'.H4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ReadBuffer" calcext:value-type="string">
            <text:p>clEnqueueReadBuffer</text:p>
          </table:table-cell>
          <table:table-cell table:style-name="ce27" table:formula="of:=IF(ISBLANK([$'functions.hpp'.H4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ReadBufferRect" calcext:value-type="string">
            <text:p>clEnqueueReadBufferRect</text:p>
          </table:table-cell>
          <table:table-cell table:style-name="ce27" table:formula="of:=IF(ISBLANK([$'functions.hpp'.H4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4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ReadImage" calcext:value-type="string">
            <text:p>clEnqueueReadImage</text:p>
          </table:table-cell>
          <table:table-cell table:style-name="ce27" table:formula="of:=IF(ISBLANK([$'functions.hpp'.H5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ReleaseGLObjects" calcext:value-type="string">
            <text:p>clEnqueueReleaseGLObjects</text:p>
          </table:table-cell>
          <table:table-cell table:style-name="ce27" table:formula="of:=IF(ISBLANK([$'functions.hpp'.H51]);&quot;&quot;;&quot;✓&quot;)">
            <text:p/>
          </table:table-cell>
          <table:table-cell table:style-name="ce27" table:formula="of:=IF(ISBLANK([$'functions.hpp'.I51]);&quot;&quot;;&quot;✓&quot;)">
            <text:p/>
          </table:table-cell>
          <table:table-cell table:style-name="ce27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SVMFree" calcext:value-type="string">
            <text:p>clEnqueueSVMFree</text:p>
          </table:table-cell>
          <table:table-cell table:style-name="ce27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SVMMap" calcext:value-type="string">
            <text:p>clEnqueueSVMMap</text:p>
          </table:table-cell>
          <table:table-cell table:style-name="ce27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SVMMemcpy" calcext:value-type="string">
            <text:p>clEnqueueSVMMemcpy</text:p>
          </table:table-cell>
          <table:table-cell table:style-name="ce27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SVMMemFill" calcext:value-type="string">
            <text:p>clEnqueueSVMMemFill</text:p>
          </table:table-cell>
          <table:table-cell table:style-name="ce27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SVMMigrateMem" calcext:value-type="string">
            <text:p>clEnqueueSVMMigrateMem</text:p>
          </table:table-cell>
          <table:table-cell table:style-name="ce27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EnqueueSVMUnmap" calcext:value-type="string">
            <text:p>clEnqueueSVMUnmap</text:p>
          </table:table-cell>
          <table:table-cell table:style-name="ce27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EnqueueTask" calcext:value-type="string">
            <text:p>clEnqueueTask</text:p>
          </table:table-cell>
          <table:table-cell table:style-name="ce27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EnqueueUnmapMemObject" calcext:value-type="string">
            <text:p>clEnqueueUnmapMemObject</text:p>
          </table:table-cell>
          <table:table-cell table:style-name="ce27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EnqueueWaitForEvents" calcext:value-type="string">
            <text:p>clEnqueueWaitForEvents</text:p>
          </table:table-cell>
          <table:table-cell table:style-name="ce27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EnqueueWriteBuffer" calcext:value-type="string">
            <text:p>clEnqueueWriteBuffer</text:p>
          </table:table-cell>
          <table:table-cell table:style-name="ce27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EnqueueWriteBufferRect" calcext:value-type="string">
            <text:p>clEnqueueWriteBufferRect</text:p>
          </table:table-cell>
          <table:table-cell table:style-name="ce27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EnqueueWriteImage" calcext:value-type="string">
            <text:p>clEnqueueWriteImage</text:p>
          </table:table-cell>
          <table:table-cell table:style-name="ce27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Finish" calcext:value-type="string">
            <text:p>clFinish</text:p>
          </table:table-cell>
          <table:table-cell table:style-name="ce27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Flush" calcext:value-type="string">
            <text:p>clFlush</text:p>
          </table:table-cell>
          <table:table-cell table:style-name="ce27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CommandQueueInfo" calcext:value-type="string">
            <text:p>clGetCommandQueueInfo</text:p>
          </table:table-cell>
          <table:table-cell table:style-name="ce27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ContextInfo" calcext:value-type="string">
            <text:p>clGetContextInfo</text:p>
          </table:table-cell>
          <table:table-cell table:style-name="ce27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DeviceAndHostTimer" calcext:value-type="string">
            <text:p>clGetDeviceAndHostTimer</text:p>
          </table:table-cell>
          <table:table-cell table:style-name="ce27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DeviceIDs" calcext:value-type="string">
            <text:p>clGetDeviceIDs</text:p>
          </table:table-cell>
          <table:table-cell table:style-name="ce27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DeviceInfo" calcext:value-type="string">
            <text:p>clGetDeviceInfo</text:p>
          </table:table-cell>
          <table:table-cell table:style-name="ce27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EventInfo" calcext:value-type="string">
            <text:p>clGetEventInfo</text:p>
          </table:table-cell>
          <table:table-cell table:style-name="ce27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EventProfilingInfo" calcext:value-type="string">
            <text:p>clGetEventProfilingInfo</text:p>
          </table:table-cell>
          <table:table-cell table:style-name="ce27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ExtensionFunctionAddress" calcext:value-type="string">
            <text:p>clGetExtensionFunctionAddress</text:p>
          </table:table-cell>
          <table:table-cell table:style-name="ce27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ExtensionFunctionAddressForPlatform" calcext:value-type="string">
            <text:p>clGetExtensionFunctionAddressForPlatform</text:p>
          </table:table-cell>
          <table:table-cell table:style-name="ce27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GLObjectInfo" calcext:value-type="string">
            <text:p>clGetGLObjectInfo</text:p>
          </table:table-cell>
          <table:table-cell table:style-name="ce27" table:formula="of:=IF(ISBLANK([$'functions.hpp'.H75]);&quot;&quot;;&quot;✓&quot;)">
            <text:p/>
          </table:table-cell>
          <table:table-cell table:style-name="ce27" table:formula="of:=IF(ISBLANK([$'functions.hpp'.I75]);&quot;&quot;;&quot;✓&quot;)">
            <text:p/>
          </table:table-cell>
          <table:table-cell table:style-name="ce27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GLTextureInfo" calcext:value-type="string">
            <text:p>clGetGLTextureInfo</text:p>
          </table:table-cell>
          <table:table-cell table:style-name="ce27" table:formula="of:=IF(ISBLANK([$'functions.hpp'.H76]);&quot;&quot;;&quot;✓&quot;)">
            <text:p/>
          </table:table-cell>
          <table:table-cell table:style-name="ce27" table:formula="of:=IF(ISBLANK([$'functions.hpp'.I76]);&quot;&quot;;&quot;✓&quot;)">
            <text:p/>
          </table:table-cell>
          <table:table-cell table:style-name="ce27" table:number-columns-repeated="2"/>
          <table:table-cell table:style-name="ce2" table:formula="of:=([.C75]=&quot;✓&quot;)+([.D75]=&quot;✓&quot;)+([.E75]=&quot;✓&quot;)+([.F7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HostTimer" calcext:value-type="string">
            <text:p>clGetHostTimer</text:p>
          </table:table-cell>
          <table:table-cell table:style-name="ce27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ImageInfo" calcext:value-type="string">
            <text:p>clGetImageInfo</text:p>
          </table:table-cell>
          <table:table-cell table:style-name="ce27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KernelArgInfo" calcext:value-type="string">
            <text:p>clGetKernelArgInfo</text:p>
          </table:table-cell>
          <table:table-cell table:style-name="ce27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KernelInfo" calcext:value-type="string">
            <text:p>clGetKernelInfo</text:p>
          </table:table-cell>
          <table:table-cell table:style-name="ce27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KernelSubGroupInfo" calcext:value-type="string">
            <text:p>clGetKernelSubGroupInfo</text:p>
          </table:table-cell>
          <table:table-cell table:style-name="ce27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GetKernelWorkGroupInfo" calcext:value-type="string">
            <text:p>clGetKernelWorkGroupInfo</text:p>
          </table:table-cell>
          <table:table-cell table:style-name="ce27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GetMemObjectInfo" calcext:value-type="string">
            <text:p>clGetMemObjectInfo</text:p>
          </table:table-cell>
          <table:table-cell table:style-name="ce27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GetPipeInfo" calcext:value-type="string">
            <text:p>clGetPipeInfo</text:p>
          </table:table-cell>
          <table:table-cell table:style-name="ce27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GetPlatformIDs" calcext:value-type="string">
            <text:p>clGetPlatformIDs</text:p>
          </table:table-cell>
          <table:table-cell table:style-name="ce27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GetPlatformInfo" calcext:value-type="string">
            <text:p>clGetPlatformInfo</text:p>
          </table:table-cell>
          <table:table-cell table:style-name="ce27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GetProgramBuildInfo" calcext:value-type="string">
            <text:p>clGetProgramBuildInfo</text:p>
          </table:table-cell>
          <table:table-cell table:style-name="ce27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GetProgramInfo" calcext:value-type="string">
            <text:p>clGetProgramInfo</text:p>
          </table:table-cell>
          <table:table-cell table:style-name="ce27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GetSamplerInfo" calcext:value-type="string">
            <text:p>clGetSamplerInfo</text:p>
          </table:table-cell>
          <table:table-cell table:style-name="ce27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GetSupportedImageFormats" calcext:value-type="string">
            <text:p>clGetSupportedImageFormats</text:p>
          </table:table-cell>
          <table:table-cell table:style-name="ce27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LinkProgram" calcext:value-type="string">
            <text:p>clLinkProgram</text:p>
          </table:table-cell>
          <table:table-cell table:style-name="ce27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leaseCommandQueue" calcext:value-type="string">
            <text:p>clReleaseCommandQueue</text:p>
          </table:table-cell>
          <table:table-cell table:style-name="ce27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leaseContext" calcext:value-type="string">
            <text:p>clReleaseContext</text:p>
          </table:table-cell>
          <table:table-cell table:style-name="ce27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leaseDevice" calcext:value-type="string">
            <text:p>clReleaseDevice</text:p>
          </table:table-cell>
          <table:table-cell table:style-name="ce27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leaseEvent" calcext:value-type="string">
            <text:p>clReleaseEvent</text:p>
          </table:table-cell>
          <table:table-cell table:style-name="ce27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leaseKernel" calcext:value-type="string">
            <text:p>clReleaseKernel</text:p>
          </table:table-cell>
          <table:table-cell table:style-name="ce27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leaseMemObject" calcext:value-type="string">
            <text:p>clReleaseMemObject</text:p>
          </table:table-cell>
          <table:table-cell table:style-name="ce27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leaseProgram" calcext:value-type="string">
            <text:p>clReleaseProgram</text:p>
          </table:table-cell>
          <table:table-cell table:style-name="ce27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ReleaseSampler" calcext:value-type="string">
            <text:p>clReleaseSampler</text:p>
          </table:table-cell>
          <table:table-cell table:style-name="ce27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RetainCommandQueue" calcext:value-type="string">
            <text:p>clRetainCommandQueue</text:p>
          </table:table-cell>
          <table:table-cell table:style-name="ce27" table:formula="of:=IF(ISBLANK([$'functions.hpp'.H10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99]=&quot;✓&quot;)+([.D99]=&quot;✓&quot;)+([.E99]=&quot;✓&quot;)+([.F9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RetainContext" calcext:value-type="string">
            <text:p>clRetainContext</text:p>
          </table:table-cell>
          <table:table-cell table:style-name="ce27" table:formula="of:=IF(ISBLANK([$'functions.hpp'.H10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0]=&quot;✓&quot;)+([.D100]=&quot;✓&quot;)+([.E100]=&quot;✓&quot;)+([.F10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RetainDevice" calcext:value-type="string">
            <text:p>clRetainDevice</text:p>
          </table:table-cell>
          <table:table-cell table:style-name="ce27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RetainEvent" calcext:value-type="string">
            <text:p>clRetainEvent</text:p>
          </table:table-cell>
          <table:table-cell table:style-name="ce27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RetainKernel" calcext:value-type="string">
            <text:p>clRetainKernel</text:p>
          </table:table-cell>
          <table:table-cell table:style-name="ce27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RetainMemObject" calcext:value-type="string">
            <text:p>clRetainMemObject</text:p>
          </table:table-cell>
          <table:table-cell table:style-name="ce27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RetainProgram" calcext:value-type="string">
            <text:p>clRetainProgram</text:p>
          </table:table-cell>
          <table:table-cell table:style-name="ce27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RetainSampler" calcext:value-type="string">
            <text:p>clRetainSampler</text:p>
          </table:table-cell>
          <table:table-cell table:style-name="ce27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CommandQueueProperty" calcext:value-type="string">
            <text:p>clSetCommandQueueProperty</text:p>
          </table:table-cell>
          <table:table-cell table:style-name="ce27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SetDefaultDeviceCommandQueue" calcext:value-type="string">
            <text:p>clSetDefaultDeviceCommandQueue</text:p>
          </table:table-cell>
          <table:table-cell table:style-name="ce27" table:formula="of:=IF(ISBLANK([$'functions.hpp'.H10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0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8]=&quot;✓&quot;)+([.D108]=&quot;✓&quot;)+([.E108]=&quot;✓&quot;)+([.F10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SetEventCallback" calcext:value-type="string">
            <text:p>clSetEventCallback</text:p>
          </table:table-cell>
          <table:table-cell table:style-name="ce27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SetKernelArg" calcext:value-type="string">
            <text:p>clSetKernelArg</text:p>
          </table:table-cell>
          <table:table-cell table:style-name="ce27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table:formula="of:=[$'functions.hpp'.A112]" office:value-type="string" office:string-value="clSetKernelArgSVMPointer" calcext:value-type="string">
            <text:p>clSetKernelArgSVMPointer</text:p>
          </table:table-cell>
          <table:table-cell table:style-name="ce27" table:formula="of:=IF(ISBLANK([$'functions.hpp'.H11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1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11]=&quot;✓&quot;)+([.D111]=&quot;✓&quot;)+([.E111]=&quot;✓&quot;)+([.F1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table:formula="of:=[$'functions.hpp'.A113]" office:value-type="string" office:string-value="clSetKernelExecInfo" calcext:value-type="string">
            <text:p>clSetKernelExecInfo</text:p>
          </table:table-cell>
          <table:table-cell table:style-name="ce27" table:formula="of:=IF(ISBLANK([$'functions.hpp'.H113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13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12]=&quot;✓&quot;)+([.D112]=&quot;✓&quot;)+([.E112]=&quot;✓&quot;)+([.F1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table:formula="of:=[$'functions.hpp'.A114]" office:value-type="string" office:string-value="clSetMemObjectDestructorCallback" calcext:value-type="string">
            <text:p>clSetMemObjectDestructorCallback</text:p>
          </table:table-cell>
          <table:table-cell table:style-name="ce27" table:formula="of:=IF(ISBLANK([$'functions.hpp'.H114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14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13]=&quot;✓&quot;)+([.D113]=&quot;✓&quot;)+([.E113]=&quot;✓&quot;)+([.F1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table:formula="of:=[$'functions.hpp'.A115]" office:value-type="string" office:string-value="clSetProgramReleaseCallback" calcext:value-type="string">
            <text:p>clSetProgramReleaseCallback</text:p>
          </table:table-cell>
          <table:table-cell table:style-name="ce27" table:formula="of:=IF(ISBLANK([$'functions.hpp'.H115]);&quot;&quot;;&quot;✓&quot;)">
            <text:p/>
          </table:table-cell>
          <table:table-cell table:style-name="ce27" table:formula="of:=IF(ISBLANK([$'functions.hpp'.I115]);&quot;&quot;;&quot;✓&quot;)">
            <text:p/>
          </table:table-cell>
          <table:table-cell table:style-name="ce27" table:number-columns-repeated="2"/>
          <table:table-cell table:style-name="ce2" table:formula="of:=([.C114]=&quot;✓&quot;)+([.D114]=&quot;✓&quot;)+([.E114]=&quot;✓&quot;)+([.F1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table:formula="of:=[$'functions.hpp'.A116]" office:value-type="string" office:string-value="clSetProgramSpecializationConstant" calcext:value-type="string">
            <text:p>clSetProgramSpecializationConstant</text:p>
          </table:table-cell>
          <table:table-cell table:style-name="ce27" table:formula="of:=IF(ISBLANK([$'functions.hpp'.H116]);&quot;&quot;;&quot;✓&quot;)">
            <text:p/>
          </table:table-cell>
          <table:table-cell table:style-name="ce27" table:formula="of:=IF(ISBLANK([$'functions.hpp'.I116]);&quot;&quot;;&quot;✓&quot;)">
            <text:p/>
          </table:table-cell>
          <table:table-cell table:style-name="ce27" table:number-columns-repeated="2"/>
          <table:table-cell table:style-name="ce2" table:formula="of:=([.C115]=&quot;✓&quot;)+([.D115]=&quot;✓&quot;)+([.E115]=&quot;✓&quot;)+([.F1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table:formula="of:=[$'functions.hpp'.A117]" office:value-type="string" office:string-value="clSetUserEventStatus" calcext:value-type="string">
            <text:p>clSetUserEventStatus</text:p>
          </table:table-cell>
          <table:table-cell table:style-name="ce27" table:formula="of:=IF(ISBLANK([$'functions.hpp'.H117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17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16]=&quot;✓&quot;)+([.D116]=&quot;✓&quot;)+([.E116]=&quot;✓&quot;)+([.F1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table:formula="of:=[$'functions.hpp'.A118]" office:value-type="string" office:string-value="clSVMAlloc" calcext:value-type="string">
            <text:p>clSVMAlloc</text:p>
          </table:table-cell>
          <table:table-cell table:style-name="ce27" table:formula="of:=IF(ISBLANK([$'functions.hpp'.H118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18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17]=&quot;✓&quot;)+([.D117]=&quot;✓&quot;)+([.E117]=&quot;✓&quot;)+([.F1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table:formula="of:=[$'functions.hpp'.A119]" office:value-type="string" office:string-value="clSVMFree" calcext:value-type="string">
            <text:p>clSVMFree</text:p>
          </table:table-cell>
          <table:table-cell table:style-name="ce27" table:formula="of:=IF(ISBLANK([$'functions.hpp'.H119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19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18]=&quot;✓&quot;)+([.D118]=&quot;✓&quot;)+([.E118]=&quot;✓&quot;)+([.F1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table:formula="of:=[$'functions.hpp'.A120]" office:value-type="string" office:string-value="clUnloadCompiler" calcext:value-type="string">
            <text:p>clUnloadCompiler</text:p>
          </table:table-cell>
          <table:table-cell table:style-name="ce27" table:formula="of:=IF(ISBLANK([$'functions.hpp'.H120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20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19]=&quot;✓&quot;)+([.D119]=&quot;✓&quot;)+([.E119]=&quot;✓&quot;)+([.F1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table:formula="of:=[$'functions.hpp'.A121]" office:value-type="string" office:string-value="clUnloadPlatformCompiler" calcext:value-type="string">
            <text:p>clUnloadPlatformCompiler</text:p>
          </table:table-cell>
          <table:table-cell table:style-name="ce27" table:formula="of:=IF(ISBLANK([$'functions.hpp'.H121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21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20]=&quot;✓&quot;)+([.D120]=&quot;✓&quot;)+([.E120]=&quot;✓&quot;)+([.F1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table:formula="of:=[$'functions.hpp'.A122]" office:value-type="string" office:string-value="clWaitForEvents" calcext:value-type="string">
            <text:p>clWaitForEvents</text:p>
          </table:table-cell>
          <table:table-cell table:style-name="ce27" table:formula="of:=IF(ISBLANK([$'functions.hpp'.H122]);&quot;&quot;;&quot;✓&quot;)" office:value-type="string" office:string-value="✓" calcext:value-type="string">
            <text:p>✓</text:p>
          </table:table-cell>
          <table:table-cell table:style-name="ce27" table:formula="of:=IF(ISBLANK([$'functions.hpp'.I122]);&quot;&quot;;&quot;✓&quot;)" office:value-type="string" office:string-value="✓" calcext:value-type="string">
            <text:p>✓</text:p>
          </table:table-cell>
          <table:table-cell table:number-columns-repeated="2" table:style-name="ce27" office:value-type="string" calcext:value-type="string">
            <text:p>✓</text:p>
          </table:table-cell>
          <table:table-cell table:style-name="ce2" table:formula="of:=([.C121]=&quot;✓&quot;)+([.D121]=&quot;✓&quot;)+([.E121]=&quot;✓&quot;)+([.F1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7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7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21]" office:value-type="float" office:value="120" calcext:value-type="float">
            <text:p>120</text:p>
          </table:table-cell>
          <table:covered-table-cell table:style-name="ce2"/>
          <table:covered-table-cell table:number-columns-repeated="4" table:style-name="ce27"/>
          <table:table-cell table:style-name="ce2" table:formula="of:=SUM([.G2:.G121])" office:value-type="float" office:value="436" calcext:value-type="float">
            <text:p>436</text:p>
          </table:table-cell>
          <table:table-cell table:style-name="ce2" table:formula="of:=4*[.A124]" office:value-type="float" office:value="480" calcext:value-type="float">
            <text:p>480</text:p>
          </table:table-cell>
          <table:table-cell table:style-name="ce11" table:formula="of:=[.G124]/[.H124]" office:value-type="percentage" office:value="0.908333333333333" calcext:value-type="percentage">
            <text:p>90,83%</text:p>
          </table:table-cell>
        </table:table-row>
        <table:table-row table:style-name="ro1" table:number-rows-repeated="10484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 style:data-style-name="N2" text:time-value="23:02:43.70953297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1T23:46:38.809966432</dc:date>
    <meta:editing-duration>P2DT4H7M42S</meta:editing-duration>
    <meta:editing-cycles>201</meta:editing-cycles>
    <meta:generator>LibreOffice/5.4.1.2.0$Linux_X86_64 LibreOffice_project/40m0$Build-2</meta:generator>
    <dc:creator>Paweł Tomulik</dc:creator>
    <meta:document-statistic meta:table-count="2" meta:cell-count="1593" meta:object-count="0"/>
  </office:meta>
</office:document-meta>
</file>